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DB00000197000001302E878A1FB1D68C12.svg" manifest:media-type="image/svg+xml"/>
  <manifest:file-entry manifest:full-path="Pictures/100002010000000F0000000BE10BD2A62CF623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P2" style:family="paragraph" style:parent-style-name="Pied_20_de_20_page">
      <style:paragraph-properties fo:text-align="start" style:justify-single-word="false"/>
      <style:text-properties officeooo:paragraph-rsid="0025c2fc"/>
    </style:style>
    <style:style style:name="P3" style:family="paragraph" style:parent-style-name="Pied_20_de_20_page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666666" fo:font-size="14pt" officeooo:rsid="0029a14f" officeooo:paragraph-rsid="0029a14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666666" fo:font-size="14pt" officeooo:rsid="0029a14f" officeooo:paragraph-rsid="0029a14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666666" fo:font-size="14pt" officeooo:rsid="002f214d" officeooo:paragraph-rsid="002f214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666666" fo:font-size="16pt" fo:font-weight="bold" officeooo:rsid="002f214d" officeooo:paragraph-rsid="002f214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2f214d"/>
    </style:style>
    <style:style style:name="P10" style:family="paragraph" style:parent-style-name="Standard">
      <style:paragraph-properties fo:text-align="center" style:justify-single-word="false"/>
      <style:text-properties officeooo:rsid="002f214d" officeooo:paragraph-rsid="002f214d"/>
    </style:style>
    <style:style style:name="P11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2a3df9"/>
    </style:style>
    <style:style style:name="P12" style:family="paragraph" style:parent-style-name="Standard">
      <style:paragraph-properties fo:text-align="start" style:justify-single-word="false"/>
      <style:text-properties fo:color="#666666" fo:font-size="14pt" officeooo:rsid="002f214d" officeooo:paragraph-rsid="002f214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officeooo:paragraph-rsid="002f214d"/>
    </style:style>
    <style:style style:name="P14" style:family="paragraph">
      <loext:graphic-properties draw:fill-color="#808080"/>
      <style:paragraph-properties fo:text-align="center"/>
      <style:text-properties fo:font-size="12pt"/>
    </style:style>
    <style:style style:name="P15" style:family="paragraph">
      <loext:graphic-properties draw:fill-color="#808080"/>
      <style:paragraph-properties fo:text-align="center"/>
    </style:style>
    <style:style style:name="T1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T2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T3" style:family="text">
      <style:text-properties fo:color="#666666" fo:font-size="10pt" fo:font-style="italic" fo:font-weight="bold" officeooo:rsid="0030a1c1" style:font-size-asian="10pt" style:font-style-asian="italic" style:font-weight-asian="bold" style:font-name-complex="Mangal" style:font-size-complex="10pt" style:font-style-complex="italic" style:font-weight-complex="bold"/>
    </style:style>
    <style:style style:name="T4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T5" style:family="text">
      <style:text-properties fo:color="#666666" fo:font-size="16pt" style:font-size-asian="16pt" style:font-size-complex="16pt"/>
    </style:style>
    <style:style style:name="T6" style:family="text">
      <style:text-properties fo:color="#666666" fo:font-size="16pt" officeooo:rsid="0029a14f" style:font-size-asian="16pt" style:font-size-complex="16pt"/>
    </style:style>
    <style:style style:name="T7" style:family="text">
      <style:text-properties fo:color="#666666" fo:font-size="16pt" officeooo:rsid="001d5a60" style:font-size-asian="16pt" style:font-size-complex="16pt"/>
    </style:style>
    <style:style style:name="T8" style:family="text">
      <style:text-properties fo:color="#666666" fo:font-size="14pt" officeooo:rsid="0029a14f" style:font-size-asian="14pt" style:font-size-complex="14pt"/>
    </style:style>
    <style:style style:name="T9" style:family="text">
      <style:text-properties fo:color="#666666" fo:font-size="14pt" officeooo:rsid="001d5a60" style:font-size-asian="14pt" style:font-size-complex="14pt"/>
    </style:style>
    <style:style style:name="T10" style:family="text">
      <style:text-properties fo:color="#666666" fo:font-size="14pt" officeooo:rsid="002f214d" style:font-size-asian="14pt" style:font-size-complex="14pt"/>
    </style:style>
    <style:style style:name="T11" style:family="text">
      <style:text-properties fo:color="#666666" fo:font-size="14pt" officeooo:rsid="00387e69" style:font-size-asian="14pt" style:font-size-complex="14pt"/>
    </style:style>
    <style:style style:name="T12" style:family="text">
      <style:text-properties fo:color="#666666" fo:font-size="14pt" officeooo:rsid="003c1561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87e69"/>
    </style:style>
    <style:style style:name="T15" style:family="text">
      <style:text-properties officeooo:rsid="003c15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<text:s text:c="2"/><text:tab/>Clínica:</text:span><text:span text:style-name="T5">{d.e</text:span><text:span text:style-name="T6">mpresa</text:span><text:span text:style-name="T7">.</text:span><text:span text:style-name="T6">nomeEmpresa</text:span><text:span text:style-name="T5">}</text:span></text:p>
      <text:p text:style-name="P9"><text:span text:style-name="T6"><text:s text:c="2"/><text:tab/></text:span><text:span text:style-name="T8">Registro:{d.empresa</text:span><text:span text:style-name="T9">.</text:span><text:span text:style-name="T8">codEmpresa} <text:tab/>Data: {d.dataAtual}</text:span></text:p>
      <text:p text:style-name="P9"><text:span text:style-name="T8"><text:tab/></text:span><text:span text:style-name="T10">Protocolo</text:span><text:span text:style-name="T8">:{d.</text:span><text:span text:style-name="T10">protocolo</text:span><text:span text:style-name="T8">} </text:span></text:p>
      <text:p text:style-name="P5"/>
      <text:p text:style-name="P8">Comprovante de Realização de Exame</text:p>
      <text:p text:style-name="P8">Protocolo de Recebimento de C.N.H</text:p>
      <text:p text:style-name="P6"/>
      <text:p text:style-name="P7">Nome do Condutor: {d.paciente.nomePaciente}</text:p>
      <text:p text:style-name="P9"><text:span text:style-name="T10">Data do Exame: {</text:span><text:span text:style-name="T11">d.</text:span><text:span text:style-name="T12">dataExame</text:span><text:span text:style-name="T10">} <text:tab/>{d.paciente.prontuario}</text:span></text:p>
      <text:p text:style-name="P7"/>
      <text:p text:style-name="P7"><draw:line text:anchor-type="paragraph" draw:z-index="1" draw:name="Forma1" draw:style-name="gr1" draw:text-style-name="P15" svg:x1="0.086cm" svg:y1="0.102cm" svg:x2="16.411cm" svg:y2="0.102cm"><text:p/></draw:line></text:p>
      <text:p text:style-name="P7">Procedimento:</text:p>
      <text:p text:style-name="P7"/>
      <text:p text:style-name="P7"><text:tab/><text:span text:style-name="T13">{d.procedimento}</text:span><draw:frame draw:style-name="fr1" draw:name="Figura2" text:anchor-type="char" svg:x="0.704cm" svg:y="0.185cm" svg:width="0.407cm" svg:height="0.303cm" draw:z-index="3"><draw:image xlink:href="Pictures/100001DB00000197000001302E878A1FB1D68C12.svg" xlink:type="simple" xlink:show="embed" xlink:actuate="onLoad" loext:mime-type="image/svg+xml"/><draw:image xlink:href="Pictures/100002010000000F0000000BE10BD2A62CF6233D.png" xlink:type="simple" xlink:show="embed" xlink:actuate="onLoad" loext:mime-type="image/png"/></draw:frame></text:p>
      <text:p text:style-name="P7"/>
      <text:p text:style-name="P7">Data Prevista: {d.data}</text:p>
      <text:p text:style-name="P7"/>
      <text:p text:style-name="P7"/>
      <text:p text:style-name="P5"/>
      <text:p text:style-name="Standard"><draw:line text:anchor-type="paragraph" draw:z-index="2" draw:name="Forma1_0" draw:style-name="gr1" draw:text-style-name="P14" svg:x1="4.214cm" svg:y1="0.441cm" svg:x2="13.502cm" svg:y2="0.441cm"><text:p/></draw:line></text:p>
      <text:p text:style-name="Standard"/>
      <text:p text:style-name="P10">Assinatura e Carimb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nte_20_parág._20_padrão" style:display-name="Fonte parág. padrão" style:family="text"/>
    <style:style style:name="Police_20_par_20_défaut" style:display-name="Police par défaut" style:family="text"/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6.298cm"/>
    </style:style>
    <style:style style:name="Tabela4.B" style:family="table-column">
      <style:table-column-properties style:column-width="0.714cm"/>
    </style:style>
    <style:style style:name="Tabela4.1" style:family="table-row">
      <style:table-row-properties style:min-row-height="0.9cm"/>
    </style:style>
    <style:style style:name="Tabela4.A1" style:family="table-cell">
      <style:table-cell-properties fo:padding="0.097cm" fo:border="none"/>
    </style:style>
    <style:style style:name="M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P2" style:family="paragraph" style:parent-style-name="Pied_20_de_20_page">
      <style:paragraph-properties fo:text-align="start" style:justify-single-word="false"/>
      <style:text-properties officeooo:paragraph-rsid="0025c2fc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Pied_20_de_20_page">
      <style:paragraph-properties fo:text-align="end" style:justify-single-word="false"/>
    </style:style>
    <style:style style:name="MT1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MT2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T3" style:family="text">
      <style:text-properties fo:color="#666666" fo:font-size="10pt" fo:font-style="italic" fo:font-weight="bold" officeooo:rsid="0030a1c1" style:font-size-asian="10pt" style:font-style-asian="italic" style:font-weight-asian="bold" style:font-name-complex="Mangal" style:font-size-complex="10pt" style:font-style-complex="italic" style:font-weight-complex="bold"/>
    </style:style>
    <style:style style:name="MT4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8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4472c4"/>
      </style:header-style>
      <style:footer-style>
        <style:header-footer-properties fo:min-height="0.55cm" fo:margin-left="0cm" fo:margin-right="0cm" fo:margin-top="0cm" fo:background-color="transparent" style:dynamic-spacing="false" draw:fill="none" draw:fill-color="#4472c4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char" svg:x="-0.84cm" svg:y="0.265cm" svg:width="2.542cm" svg:height="2.544cm" draw:z-index="0"><draw:image xlink:href="http://localhost:3003/cadastros/empresas/logo.png" xlink:type="simple" xlink:show="embed" xlink:actuate="onLoad" loext:mime-type="image/png"/></draw:frame></text:p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><text:span text:style-name="MT1">{</text:span><text:span text:style-name="MT2">d.empresa.nomeEmpresa</text:span><text:span text:style-name="MT1">}</text:span><text:span text:style-name="MT2"> – </text:span><text:span text:style-name="MT1">{</text:span><text:span text:style-name="MT2">d.empresa.</text:span><text:span text:style-name="MT3">endereco</text:span><text:span text:style-name="MT1">}</text:span><text:span text:style-name="MT4"> – </text:span><text:span text:style-name="MT1">{</text:span><text:span text:style-name="MT2">d.empresa.nomeCidade</text:span><text:span text:style-name="MT1">}</text:span><text:span text:style-name="MT4">/</text:span><text:span text:style-name="MT1">{</text:span><text:span text:style-name="MT2">d.empresa.ufcidade</text:span><text:span text:style-name="MT1">}</text:span></text:p>
            </table:table-cell>
            <table:table-cell table:style-name="Tabela4.A1" office:value-type="string">
              <text:p text:style-name="MP3"><text:page-number text:select-page="current">1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/>
    <meta:creation-date>2017-02-24T11:42:00Z</meta:creation-date>
    <dc:date>2020-05-09T17:28:46.074000000</dc:date>
    <meta:editing-cycles>87</meta:editing-cycles>
    <meta:editing-duration>PT14H54M46S</meta:editing-duration>
    <meta:document-statistic meta:table-count="1" meta:image-count="2" meta:object-count="0" meta:page-count="1" meta:paragraph-count="13" meta:word-count="36" meta:character-count="443" meta:non-whitespace-character-count="407"/>
    <meta:template xlink:type="simple" xlink:actuate="onRequest" xlink:title="" xlink:href="Normal.dotm"/>
  </office:meta>
</office:document-meta>
</file>